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9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ff6600"/>
    </style:style>
    <style:style style:name="ce7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6666ff"/>
    </style:style>
    <style:style style:name="ce8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color="#99ff66"/>
    </style:style>
  </office:automatic-styles>
  <office:body>
    <office:spreadsheet>
      <table:table table:name="FalsePositiveTable" table:style-name="ta1" table:print="false">
        <table:table-column table:style-name="co1" table:default-cell-style-name="Default"/>
        <table:table-column table:style-name="co2" table:number-columns-repeated="2" table:default-cell-style-name="ce2"/>
        <table:table-column table:style-name="co3" table:number-columns-repeated="14" table:default-cell-style-name="ce4"/>
        <table:table-column table:style-name="co1" table:number-columns-repeated="1007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2"/>
          <table:table-cell table:style-name="ce2" table:number-columns-repeated="3"/>
          <table:table-cell table:style-name="ce2" office:value-type="string">
            <text:p>Bloom Filter Analysis</text:p>
          </table:table-cell>
          <table:table-cell table:style-name="ce2" table:number-columns-repeated="3"/>
          <table:table-cell table:style-name="ce3" office:value-type="string">
            <text:p>Pfa = (1-C^(km))^k ~(1-e^(-km/n))^k</text:p>
          </table:table-cell>
          <table:table-cell table:style-name="ce2" table:number-columns-repeated="6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 table:number-columns-repeated="2"/>
          <table:table-cell table:style-name="ce2" table:number-columns-repeated="3"/>
          <table:table-cell table:style-name="ce2" office:value-type="string">
            <text:p>Table of False Positives</text:p>
          </table:table-cell>
          <table:table-cell table:style-name="ce2" table:number-columns-repeated="3"/>
          <table:table-cell table:style-name="ce3" office:value-type="string">
            <text:p>where C=(1-1/n)</text:p>
          </table:table-cell>
          <table:table-cell table:style-name="ce2" table:number-columns-repeated="6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 table:number-columns-repeated="2"/>
          <table:table-cell table:style-name="ce2" table:number-columns-repeated="14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 table:style-name="ce3" office:value-type="string">
            <text:p>Storage</text:p>
          </table:table-cell>
          <table:table-cell/>
          <table:table-cell table:style-name="ce2" table:number-columns-repeated="7"/>
          <table:table-cell table:style-name="ce3" office:value-type="string">
            <text:p>Note: <text:s/>This used the approximation</text:p>
          </table:table-cell>
          <table:table-cell table:style-name="ce2" table:number-columns-repeated="6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 office:value-type="string">
            <text:p>Bytes</text:p>
          </table:table-cell>
          <table:table-cell office:value-type="string">
            <text:p>Bits</text:p>
          </table:table-cell>
          <table:table-cell table:style-name="ce2" table:number-columns-repeated="4"/>
          <table:table-cell table:style-name="ce3" office:value-type="string">
            <text:p>Computer Execution Time</text:p>
          </table:table-cell>
          <table:table-cell table:style-name="ce2" table:number-columns-repeated="9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/>
          <table:table-cell office:value-type="string">
            <text:p>N/m</text:p>
          </table:table-cell>
          <table:table-cell table:style-name="ce2" office:value-type="string">
            <text:p>k-&gt;</text:p>
          </table:table-cell>
          <table:table-cell table:style-name="ce2" table:number-columns-repeated="4"/>
          <table:table-cell table:style-name="ce2" office:value-type="string">
            <text:p>Number of Hashes per List Elements</text:p>
          </table:table-cell>
          <table:table-cell table:style-name="ce2" table:number-columns-repeated="8"/>
          <table:table-cell table:style-name="ce1" table:number-columns-repeated="1006"/>
          <table:table-cell/>
        </table:table-row>
        <table:table-row table:style-name="ro1">
          <table:table-cell table:style-name="ce1"/>
          <table:table-cell/>
          <table:table-cell office:value-type="string">
            <text:p>|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1" table:number-columns-repeated="1006"/>
          <table:table-cell/>
        </table:table-row>
        <table:table-row table:style-name="ro1">
          <table:table-cell/>
          <table:table-cell table:formula="of:=[.C12]/8" office:value-type="float" office:value="0.5">
            <text:p>0.5</text:p>
          </table:table-cell>
          <table:table-cell office:value-type="float" office:value="4">
            <text:p>4</text:p>
          </table:table-cell>
          <table:table-cell table:style-name="ce5" table:formula="of:=(1-EXP(-[.D$11]/[.$C12]))^[.D$11]" office:value-type="percentage" office:value="0.154818121746176">
            <text:p>15.4818%</text:p>
          </table:table-cell>
          <table:table-cell table:style-name="ce5" table:formula="of:=(1-EXP(-[.E$11]/[.$C12]))^[.E$11]" office:value-type="percentage" office:value="0.146891597660381">
            <text:p>14.6892%</text:p>
          </table:table-cell>
          <table:table-cell table:style-name="ce5" table:formula="of:=(1-EXP(-[.F$11]/[.$C12]))^[.F$11]" office:value-type="percentage" office:value="0.159661300151185">
            <text:p>15.9661%</text:p>
          </table:table-cell>
          <table:table-cell table:style-name="ce5" table:formula="of:=(1-EXP(-[.G$11]/[.$C12]))^[.G$11]" office:value-type="percentage" office:value="0.184907824237146">
            <text:p>18.4908%</text:p>
          </table:table-cell>
          <table:table-cell table:style-name="ce5" table:formula="of:=(1-EXP(-[.H$11]/[.$C12]))^[.H$11]" office:value-type="percentage" office:value="0.219831320095729">
            <text:p>21.9831%</text:p>
          </table:table-cell>
          <table:table-cell table:style-name="ce5" table:formula="of:=(1-EXP(-[.I$11]/[.$C12]))^[.I$11]" office:value-type="percentage" office:value="0.262840454739257">
            <text:p>26.2840%</text:p>
          </table:table-cell>
          <table:table-cell table:style-name="ce5" table:formula="of:=(1-EXP(-[.J$11]/[.$C12]))^[.J$11]" office:value-type="percentage" office:value="0.312450987236131">
            <text:p>31.2451%</text:p>
          </table:table-cell>
          <table:table-cell table:style-name="ce5" table:formula="of:=(1-EXP(-[.K$11]/[.$C12]))^[.K$11]" office:value-type="percentage" office:value="0.366997776082954">
            <text:p>36.6998%</text:p>
          </table:table-cell>
          <table:table-cell table:style-name="ce5" table:formula="of:=(1-EXP(-[.L$11]/[.$C12]))^[.L$11]" office:value-type="percentage" office:value="0.424643690315097">
            <text:p>42.4644%</text:p>
          </table:table-cell>
          <table:table-cell table:style-name="ce5" table:formula="of:=(1-EXP(-[.M$11]/[.$C12]))^[.M$11]" office:value-type="percentage" office:value="0.48350671529807">
            <text:p>48.3507%</text:p>
          </table:table-cell>
          <table:table-cell table:style-name="ce5" table:formula="of:=(1-EXP(-[.N$11]/[.$C12]))^[.N$11]" office:value-type="percentage" office:value="0.541815267065641">
            <text:p>54.1815%</text:p>
          </table:table-cell>
          <table:table-cell table:style-name="ce5" table:formula="of:=(1-EXP(-[.O$11]/[.$C12]))^[.O$11]" office:value-type="percentage" office:value="0.598040232818766">
            <text:p>59.8040%</text:p>
          </table:table-cell>
          <table:table-cell table:style-name="ce5" table:formula="of:=(1-EXP(-[.P$11]/[.$C12]))^[.P$11]" office:value-type="percentage" office:value="0.650978913928833">
            <text:p>65.0979%</text:p>
          </table:table-cell>
          <table:table-cell table:style-name="ce5" table:formula="of:=(1-EXP(-[.Q$11]/[.$C12]))^[.Q$11]" office:value-type="percentage" office:value="0.699786125060369">
            <text:p>69.9786%</text:p>
          </table:table-cell>
          <table:table-cell table:number-columns-repeated="1007"/>
        </table:table-row>
        <table:table-row table:style-name="ro1">
          <table:table-cell/>
          <table:table-cell table:formula="of:=[.C13]/8"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table:formula="of:=(1-EXP(-[.D$11]/[.$C13]))^[.D$11]" office:value-type="percentage" office:value="0.0489290935698237">
            <text:p>4.8929%</text:p>
          </table:table-cell>
          <table:table-cell table:style-name="ce5" table:formula="of:=(1-EXP(-[.E$11]/[.$C13]))^[.E$11]" office:value-type="percentage" office:value="0.0305793544917778">
            <text:p>3.0579%</text:p>
          </table:table-cell>
          <table:table-cell table:style-name="ce5" table:formula="of:=(1-EXP(-[.F$11]/[.$C13]))^[.F$11]" office:value-type="percentage" office:value="0.0239686508210136">
            <text:p>2.3969%</text:p>
          </table:table-cell>
          <table:table-cell table:style-name="ce5" table:formula="of:=(1-EXP(-[.G$11]/[.$C13]))^[.G$11]" office:value-type="percentage" office:value="0.0216792170537517">
            <text:p>2.1679%</text:p>
          </table:table-cell>
          <table:table-cell table:style-name="ce5" table:formula="of:=(1-EXP(-[.H$11]/[.$C13]))^[.H$11]" office:value-type="percentage" office:value="0.0215771414632193">
            <text:p>2.1577%</text:p>
          </table:table-cell>
          <table:table-cell table:style-name="ce5" table:formula="of:=(1-EXP(-[.I$11]/[.$C13]))^[.I$11]" office:value-type="percentage" office:value="0.022929748877108">
            <text:p>2.2930%</text:p>
          </table:table-cell>
          <table:table-cell table:style-name="ce5" table:formula="of:=(1-EXP(-[.J$11]/[.$C13]))^[.J$11]" office:value-type="percentage" office:value="0.0254917307659669">
            <text:p>2.5492%</text:p>
          </table:table-cell>
          <table:table-cell table:style-name="ce5" table:formula="of:=(1-EXP(-[.K$11]/[.$C13]))^[.K$11]" office:value-type="percentage" office:value="0.0292244171051153">
            <text:p>2.9224%</text:p>
          </table:table-cell>
          <table:table-cell table:style-name="ce5" table:formula="of:=(1-EXP(-[.L$11]/[.$C13]))^[.L$11]" office:value-type="percentage" office:value="0.0341909034641153">
            <text:p>3.4191%</text:p>
          </table:table-cell>
          <table:table-cell table:style-name="ce5" table:formula="of:=(1-EXP(-[.M$11]/[.$C13]))^[.M$11]" office:value-type="percentage" office:value="0.0405090755275865">
            <text:p>4.0509%</text:p>
          </table:table-cell>
          <table:table-cell table:style-name="ce5" table:formula="of:=(1-EXP(-[.N$11]/[.$C13]))^[.N$11]" office:value-type="percentage" office:value="0.0483258092950309">
            <text:p>4.8326%</text:p>
          </table:table-cell>
          <table:table-cell table:style-name="ce5" table:formula="of:=(1-EXP(-[.O$11]/[.$C13]))^[.O$11]" office:value-type="percentage" office:value="0.0577993639120003">
            <text:p>5.7799%</text:p>
          </table:table-cell>
          <table:table-cell table:style-name="ce5" table:formula="of:=(1-EXP(-[.P$11]/[.$C13]))^[.P$11]" office:value-type="percentage" office:value="0.0690851046475397">
            <text:p>6.9085%</text:p>
          </table:table-cell>
          <table:table-cell table:style-name="ce5" table:formula="of:=(1-EXP(-[.Q$11]/[.$C13]))^[.Q$11]" office:value-type="percentage" office:value="0.0823228645487591">
            <text:p>8.2323%</text:p>
          </table:table-cell>
          <table:table-cell table:number-columns-repeated="1007"/>
        </table:table-row>
        <table:table-row table:style-name="ro1">
          <table:table-cell/>
          <table:table-cell table:formula="of:=[.C14]/8" office:value-type="float" office:value="1.5">
            <text:p>1.5</text:p>
          </table:table-cell>
          <table:table-cell office:value-type="float" office:value="12">
            <text:p>12</text:p>
          </table:table-cell>
          <table:table-cell table:style-name="ce5" table:formula="of:=(1-EXP(-[.D$11]/[.$C14]))^[.D$11]" office:value-type="percentage" office:value="0.0235678607925611">
            <text:p>2.3568%</text:p>
          </table:table-cell>
          <table:table-cell table:style-name="ce5" table:formula="of:=(1-EXP(-[.E$11]/[.$C14]))^[.E$11]" office:value-type="percentage" office:value="0.010823077182671">
            <text:p>1.0823%</text:p>
          </table:table-cell>
          <table:table-cell table:style-name="ce5" table:formula="of:=(1-EXP(-[.F$11]/[.$C14]))^[.F$11]" office:value-type="percentage" office:value="0.00645684533035264">
            <text:p>0.6457%</text:p>
          </table:table-cell>
          <table:table-cell table:style-name="ce5" table:formula="of:=(1-EXP(-[.G$11]/[.$C14]))^[.G$11]" office:value-type="percentage" office:value="0.0045945082103487">
            <text:p>0.4595%</text:p>
          </table:table-cell>
          <table:table-cell table:style-name="ce5" table:formula="of:=(1-EXP(-[.H$11]/[.$C14]))^[.H$11]" office:value-type="percentage" office:value="0.00371078150089925">
            <text:p>0.3711%</text:p>
          </table:table-cell>
          <table:table-cell table:style-name="ce5" table:formula="of:=(1-EXP(-[.I$11]/[.$C14]))^[.I$11]" office:value-type="percentage" office:value="0.00329392832184803">
            <text:p>0.3294%</text:p>
          </table:table-cell>
          <table:table-cell table:style-name="ce5" table:formula="of:=(1-EXP(-[.J$11]/[.$C14]))^[.J$11]" office:value-type="percentage" office:value="0.00314235034570259">
            <text:p>0.3142%</text:p>
          </table:table-cell>
          <table:table-cell table:style-name="ce5" table:formula="of:=(1-EXP(-[.K$11]/[.$C14]))^[.K$11]" office:value-type="percentage" office:value="0.00316950078247633">
            <text:p>0.3170%</text:p>
          </table:table-cell>
          <table:table-cell table:style-name="ce5" table:formula="of:=(1-EXP(-[.L$11]/[.$C14]))^[.L$11]" office:value-type="percentage" office:value="0.00333865698929832">
            <text:p>0.3339%</text:p>
          </table:table-cell>
          <table:table-cell table:style-name="ce5" table:formula="of:=(1-EXP(-[.M$11]/[.$C14]))^[.M$11]" office:value-type="percentage" office:value="0.00363798300764397">
            <text:p>0.3638%</text:p>
          </table:table-cell>
          <table:table-cell table:style-name="ce5" table:formula="of:=(1-EXP(-[.N$11]/[.$C14]))^[.N$11]" office:value-type="percentage" office:value="0.00407004287719824">
            <text:p>0.4070%</text:p>
          </table:table-cell>
          <table:table-cell table:style-name="ce5" table:formula="of:=(1-EXP(-[.O$11]/[.$C14]))^[.O$11]" office:value-type="percentage" office:value="0.00464711174742892">
            <text:p>0.4647%</text:p>
          </table:table-cell>
          <table:table-cell table:style-name="ce5" table:formula="of:=(1-EXP(-[.P$11]/[.$C14]))^[.P$11]" office:value-type="percentage" office:value="0.00538901994493078">
            <text:p>0.5389%</text:p>
          </table:table-cell>
          <table:table-cell table:style-name="ce5" table:formula="of:=(1-EXP(-[.Q$11]/[.$C14]))^[.Q$11]" office:value-type="percentage" office:value="0.00632216556825185">
            <text:p>0.6322%</text:p>
          </table:table-cell>
          <table:table-cell table:number-columns-repeated="1007"/>
        </table:table-row>
        <table:table-row table:style-name="ro1">
          <table:table-cell/>
          <table:table-cell table:formula="of:=[.C15]/8"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5" table:formula="of:=(1-EXP(-[.D$11]/[.$C15]))^[.D$11]" office:value-type="percentage" office:value="0.0138069779022141">
            <text:p>1.3807%</text:p>
          </table:table-cell>
          <table:table-cell table:style-name="ce5" table:formula="of:=(1-EXP(-[.E$11]/[.$C15]))^[.E$11]" office:value-type="percentage" office:value="0.00499765710079256">
            <text:p>0.4998%</text:p>
          </table:table-cell>
          <table:table-cell table:style-name="ce5" table:formula="of:=(1-EXP(-[.F$11]/[.$C15]))^[.F$11]" office:value-type="percentage" office:value="0.00239405619756456">
            <text:p>0.2394%</text:p>
          </table:table-cell>
          <table:table-cell table:style-name="ce5" table:formula="of:=(1-EXP(-[.G$11]/[.$C15]))^[.G$11]" office:value-type="percentage" office:value="0.00139247083855621">
            <text:p>0.1392%</text:p>
          </table:table-cell>
          <table:table-cell table:style-name="ce6" table:formula="of:=(1-EXP(-[.H$11]/[.$C15]))^[.H$11]" office:value-type="percentage" office:value="0.00093509692113381">
            <text:p>0.0935%</text:p>
          </table:table-cell>
          <table:table-cell table:style-name="ce6" table:formula="of:=(1-EXP(-[.I$11]/[.$C15]))^[.I$11]" office:value-type="percentage" office:value="0.000701519426158508">
            <text:p>0.0702%</text:p>
          </table:table-cell>
          <table:table-cell table:style-name="ce6" table:formula="of:=(1-EXP(-[.J$11]/[.$C15]))^[.J$11]" office:value-type="percentage" office:value="0.000574496222179676">
            <text:p>0.0574%</text:p>
          </table:table-cell>
          <table:table-cell table:style-name="ce6" table:formula="of:=(1-EXP(-[.K$11]/[.$C15]))^[.K$11]" office:value-type="percentage" office:value="0.00050488178194274">
            <text:p>0.0505%</text:p>
          </table:table-cell>
          <table:table-cell table:style-name="ce6" table:formula="of:=(1-EXP(-[.L$11]/[.$C15]))^[.L$11]" office:value-type="percentage" office:value="0.000469988452063679">
            <text:p>0.0470%</text:p>
          </table:table-cell>
          <table:table-cell table:style-name="ce6" table:formula="of:=(1-EXP(-[.M$11]/[.$C15]))^[.M$11]" office:value-type="percentage" office:value="0.000458710730814628">
            <text:p>0.0459%</text:p>
          </table:table-cell>
          <table:table-cell table:style-name="ce6" table:formula="of:=(1-EXP(-[.N$11]/[.$C15]))^[.N$11]" office:value-type="percentage" office:value="0.000465573033723776">
            <text:p>0.0466%</text:p>
          </table:table-cell>
          <table:table-cell table:style-name="ce6" table:formula="of:=(1-EXP(-[.O$11]/[.$C15]))^[.O$11]" office:value-type="percentage" office:value="0.000488132376218637">
            <text:p>0.0488%</text:p>
          </table:table-cell>
          <table:table-cell table:style-name="ce6" table:formula="of:=(1-EXP(-[.P$11]/[.$C15]))^[.P$11]" office:value-type="percentage" office:value="0.000525773383567236">
            <text:p>0.0526%</text:p>
          </table:table-cell>
          <table:table-cell table:style-name="ce6" table:formula="of:=(1-EXP(-[.Q$11]/[.$C15]))^[.Q$11]" office:value-type="percentage" office:value="0.000579132360643194">
            <text:p>0.0579%</text:p>
          </table:table-cell>
          <table:table-cell table:number-columns-repeated="1007"/>
        </table:table-row>
        <table:table-row table:style-name="ro1">
          <table:table-cell/>
          <table:table-cell table:formula="of:=[.C16]/8" office:value-type="float" office:value="2.5">
            <text:p>2.5</text:p>
          </table:table-cell>
          <table:table-cell office:value-type="float" office:value="20">
            <text:p>20</text:p>
          </table:table-cell>
          <table:table-cell table:style-name="ce5" table:formula="of:=(1-EXP(-[.D$11]/[.$C16]))^[.D$11]" office:value-type="percentage" office:value="0.00905591700606272">
            <text:p>0.9056%</text:p>
          </table:table-cell>
          <table:table-cell table:style-name="ce5" table:formula="of:=(1-EXP(-[.E$11]/[.$C16]))^[.E$11]" office:value-type="percentage" office:value="0.00270258114820688">
            <text:p>0.2703%</text:p>
          </table:table-cell>
          <table:table-cell table:style-name="ce5" table:formula="of:=(1-EXP(-[.F$11]/[.$C16]))^[.F$11]" office:value-type="percentage" office:value="0.00107968364302423">
            <text:p>0.1080%</text:p>
          </table:table-cell>
          <table:table-cell table:style-name="ce6" table:formula="of:=(1-EXP(-[.G$11]/[.$C16]))^[.G$11]" office:value-type="percentage" office:value="0.000529563356184331">
            <text:p>0.0530%</text:p>
          </table:table-cell>
          <table:table-cell table:style-name="ce5" table:formula="of:=(1-EXP(-[.H$11]/[.$C16]))^[.H$11]" office:value-type="percentage" office:value="0.00030312852214607">
            <text:p>0.0303%</text:p>
          </table:table-cell>
          <table:table-cell table:style-name="ce5" table:formula="of:=(1-EXP(-[.I$11]/[.$C16]))^[.I$11]" office:value-type="percentage" office:value="0.000195869466550248">
            <text:p>0.0196%</text:p>
          </table:table-cell>
          <table:table-cell table:style-name="ce5" table:formula="of:=(1-EXP(-[.J$11]/[.$C16]))^[.J$11]" office:value-type="percentage" office:value="0.00013955336951318">
            <text:p>0.0140%</text:p>
          </table:table-cell>
          <table:table-cell table:style-name="ce5" table:formula="of:=(1-EXP(-[.K$11]/[.$C16]))^[.K$11]" office:value-type="percentage" office:value="0.000107743247392474">
            <text:p>0.0108%</text:p>
          </table:table-cell>
          <table:table-cell table:style-name="ce7" table:formula="of:=(1-EXP(-[.L$11]/[.$C16]))^[.L$11]" office:value-type="percentage" office:value="0.000088942426068131">
            <text:p>0.0089%</text:p>
          </table:table-cell>
          <table:table-cell table:style-name="ce7" table:formula="of:=(1-EXP(-[.M$11]/[.$C16]))^[.M$11]" office:value-type="percentage" office:value="0.0000776802893331609">
            <text:p>0.0078%</text:p>
          </table:table-cell>
          <table:table-cell table:style-name="ce7" table:formula="of:=(1-EXP(-[.N$11]/[.$C16]))^[.N$11]" office:value-type="percentage" office:value="0.0000711696268208882">
            <text:p>0.0071%</text:p>
          </table:table-cell>
          <table:table-cell table:style-name="ce7" table:formula="of:=(1-EXP(-[.O$11]/[.$C16]))^[.O$11]" office:value-type="percentage" office:value="0.0000679237952917489">
            <text:p>0.0068%</text:p>
          </table:table-cell>
          <table:table-cell table:style-name="ce7" table:formula="of:=(1-EXP(-[.P$11]/[.$C16]))^[.P$11]" office:value-type="percentage" office:value="0.0000671370812926006">
            <text:p>0.0067%</text:p>
          </table:table-cell>
          <table:table-cell table:style-name="ce7" table:formula="of:=(1-EXP(-[.Q$11]/[.$C16]))^[.Q$11]" office:value-type="percentage" office:value="0.0000683887667512759">
            <text:p>0.0068%</text:p>
          </table:table-cell>
          <table:table-cell table:number-columns-repeated="1007"/>
        </table:table-row>
        <table:table-row table:style-name="ro1">
          <table:table-cell/>
          <table:table-cell table:formula="of:=[.C17]/8" office:value-type="float" office:value="3">
            <text:p>3</text:p>
          </table:table-cell>
          <table:table-cell office:value-type="float" office:value="24">
            <text:p>24</text:p>
          </table:table-cell>
          <table:table-cell table:style-name="ce5" table:formula="of:=(1-EXP(-[.D$11]/[.$C17]))^[.D$11]" office:value-type="percentage" office:value="0.00639289563196757">
            <text:p>0.6393%</text:p>
          </table:table-cell>
          <table:table-cell table:style-name="ce5" table:formula="of:=(1-EXP(-[.E$11]/[.$C17]))^[.E$11]" office:value-type="percentage" office:value="0.0016223626694562">
            <text:p>0.1622%</text:p>
          </table:table-cell>
          <table:table-cell table:style-name="ce6" table:formula="of:=(1-EXP(-[.F$11]/[.$C17]))^[.F$11]" office:value-type="percentage" office:value="0.000555444062337538">
            <text:p>0.0555%</text:p>
          </table:table-cell>
          <table:table-cell table:style-name="ce5" table:formula="of:=(1-EXP(-[.G$11]/[.$C17]))^[.G$11]" office:value-type="percentage" office:value="0.00023524713790236">
            <text:p>0.0235%</text:p>
          </table:table-cell>
          <table:table-cell table:style-name="ce5" table:formula="of:=(1-EXP(-[.H$11]/[.$C17]))^[.H$11]" office:value-type="percentage" office:value="0.000117138999702053">
            <text:p>0.0117%</text:p>
          </table:table-cell>
          <table:table-cell table:style-name="ce7" table:formula="of:=(1-EXP(-[.I$11]/[.$C17]))^[.I$11]" office:value-type="percentage" office:value="0.0000663182956174984">
            <text:p>0.0066%</text:p>
          </table:table-cell>
          <table:table-cell table:style-name="ce7" table:formula="of:=(1-EXP(-[.J$11]/[.$C17]))^[.J$11]" office:value-type="percentage" office:value="0.0000416908516200967">
            <text:p>0.0042%</text:p>
          </table:table-cell>
          <table:table-cell table:style-name="ce7" table:formula="of:=(1-EXP(-[.K$11]/[.$C17]))^[.K$11]" office:value-type="percentage" office:value="0.0000285946602355208">
            <text:p>0.0029%</text:p>
          </table:table-cell>
          <table:table-cell table:style-name="ce5" table:formula="of:=(1-EXP(-[.L$11]/[.$C17]))^[.L$11]" office:value-type="percentage" office:value="0.0000211095056949616">
            <text:p>0.0021%</text:p>
          </table:table-cell>
          <table:table-cell table:style-name="ce5" table:formula="of:=(1-EXP(-[.M$11]/[.$C17]))^[.M$11]" office:value-type="percentage" office:value="0.0000165940953649889">
            <text:p>0.0017%</text:p>
          </table:table-cell>
          <table:table-cell table:style-name="ce5" table:formula="of:=(1-EXP(-[.N$11]/[.$C17]))^[.N$11]" office:value-type="percentage" office:value="0.0000137698993474161">
            <text:p>0.0014%</text:p>
          </table:table-cell>
          <table:table-cell table:style-name="ce5" table:formula="of:=(1-EXP(-[.O$11]/[.$C17]))^[.O$11]" office:value-type="percentage" office:value="0.0000119754509779576">
            <text:p>0.0012%</text:p>
          </table:table-cell>
          <table:table-cell table:style-name="ce5" table:formula="of:=(1-EXP(-[.P$11]/[.$C17]))^[.P$11]" office:value-type="percentage" office:value="0.0000108499637894726">
            <text:p>0.0011%</text:p>
          </table:table-cell>
          <table:table-cell table:style-name="ce5" table:formula="of:=(1-EXP(-[.Q$11]/[.$C17]))^[.Q$11]" office:value-type="percentage" office:value="0.0000101889816650453">
            <text:p>0.0010%</text:p>
          </table:table-cell>
          <table:table-cell table:number-columns-repeated="1007"/>
        </table:table-row>
        <table:table-row table:style-name="ro1">
          <table:table-cell/>
          <table:table-cell table:formula="of:=[.C18]/8" office:value-type="float" office:value="3.5">
            <text:p>3.5</text:p>
          </table:table-cell>
          <table:table-cell office:value-type="float" office:value="28">
            <text:p>28</text:p>
          </table:table-cell>
          <table:table-cell table:style-name="ce5" table:formula="of:=(1-EXP(-[.D$11]/[.$C18]))^[.D$11]" office:value-type="percentage" office:value="0.0047523403421361">
            <text:p>0.4752%</text:p>
          </table:table-cell>
          <table:table-cell table:style-name="ce5" table:formula="of:=(1-EXP(-[.E$11]/[.$C18]))^[.E$11]" office:value-type="percentage" office:value="0.00104885504982278">
            <text:p>0.1049%</text:p>
          </table:table-cell>
          <table:table-cell table:style-name="ce5" table:formula="of:=(1-EXP(-[.F$11]/[.$C18]))^[.F$11]" office:value-type="percentage" office:value="0.000314051334526027">
            <text:p>0.0314%</text:p>
          </table:table-cell>
          <table:table-cell table:style-name="ce5" table:formula="of:=(1-EXP(-[.G$11]/[.$C18]))^[.G$11]" office:value-type="percentage" office:value="0.000116966844665161">
            <text:p>0.0117%</text:p>
          </table:table-cell>
          <table:table-cell table:style-name="ce7" table:formula="of:=(1-EXP(-[.H$11]/[.$C18]))^[.H$11]" office:value-type="percentage" office:value="0.000051493643442918">
            <text:p>0.0051%</text:p>
          </table:table-cell>
          <table:table-cell table:style-name="ce5" table:formula="of:=(1-EXP(-[.I$11]/[.$C18]))^[.I$11]" office:value-type="percentage" office:value="0.000025911055005893">
            <text:p>0.0026%</text:p>
          </table:table-cell>
          <table:table-cell table:style-name="ce5" table:formula="of:=(1-EXP(-[.J$11]/[.$C18]))^[.J$11]" office:value-type="percentage" office:value="0.0000145521982494349">
            <text:p>0.0015%</text:p>
          </table:table-cell>
          <table:table-cell table:style-name="ce8" table:formula="of:=(1-EXP(-[.K$11]/[.$C18]))^[.K$11]" office:value-type="percentage" office:value="0.00000896181623244338">
            <text:p>0.0009%</text:p>
          </table:table-cell>
          <table:table-cell table:style-name="ce8" table:formula="of:=(1-EXP(-[.L$11]/[.$C18]))^[.L$11]" office:value-type="percentage" office:value="0.00000596967198819933">
            <text:p>0.0006%</text:p>
          </table:table-cell>
          <table:table-cell table:style-name="ce8" table:formula="of:=(1-EXP(-[.M$11]/[.$C18]))^[.M$11]" office:value-type="percentage" office:value="0.00000425477369479825">
            <text:p>0.0004%</text:p>
          </table:table-cell>
          <table:table-cell table:style-name="ce8" table:formula="of:=(1-EXP(-[.N$11]/[.$C18]))^[.N$11]" office:value-type="percentage" office:value="0.00000321621190035834">
            <text:p>0.0003%</text:p>
          </table:table-cell>
          <table:table-cell table:style-name="ce8" table:formula="of:=(1-EXP(-[.O$11]/[.$C18]))^[.O$11]" office:value-type="percentage" office:value="0.00000255969914290477">
            <text:p>0.0003%</text:p>
          </table:table-cell>
          <table:table-cell table:style-name="ce8" table:formula="of:=(1-EXP(-[.P$11]/[.$C18]))^[.P$11]" office:value-type="percentage" office:value="0.00000213182995360085">
            <text:p>0.0002%</text:p>
          </table:table-cell>
          <table:table-cell table:style-name="ce8" table:formula="of:=(1-EXP(-[.Q$11]/[.$C18]))^[.Q$11]" office:value-type="percentage" office:value="0.00000184832601083872">
            <text:p>0.0002%</text:p>
          </table:table-cell>
          <table:table-cell table:number-columns-repeated="1007"/>
        </table:table-row>
        <table:table-row table:style-name="ro1">
          <table:table-cell/>
          <table:table-cell table:formula="of:=[.C19]/8" office:value-type="float" office:value="4">
            <text:p>4</text:p>
          </table:table-cell>
          <table:table-cell office:value-type="float" office:value="32">
            <text:p>32</text:p>
          </table:table-cell>
          <table:table-cell table:style-name="ce5" table:formula="of:=(1-EXP(-[.D$11]/[.$C19]))^[.D$11]" office:value-type="percentage" office:value="0.00367077695764383">
            <text:p>0.3671%</text:p>
          </table:table-cell>
          <table:table-cell table:style-name="ce6" table:formula="of:=(1-EXP(-[.E$11]/[.$C19]))^[.E$11]" office:value-type="percentage" office:value="0.000716668412091307">
            <text:p>0.0717%</text:p>
          </table:table-cell>
          <table:table-cell table:style-name="ce5" table:formula="of:=(1-EXP(-[.F$11]/[.$C19]))^[.F$11]" office:value-type="percentage" office:value="0.000190632638792227">
            <text:p>0.0191%</text:p>
          </table:table-cell>
          <table:table-cell table:style-name="ce7" table:formula="of:=(1-EXP(-[.G$11]/[.$C19]))^[.G$11]" office:value-type="percentage" office:value="0.0000633377067309552">
            <text:p>0.0063%</text:p>
          </table:table-cell>
          <table:table-cell table:style-name="ce5" table:formula="of:=(1-EXP(-[.H$11]/[.$C19]))^[.H$11]" office:value-type="percentage" office:value="0.0000249765764971022">
            <text:p>0.0025%</text:p>
          </table:table-cell>
          <table:table-cell table:style-name="ce5" table:formula="of:=(1-EXP(-[.I$11]/[.$C19]))^[.I$11]" office:value-type="percentage" office:value="0.0000113028671801229">
            <text:p>0.0011%</text:p>
          </table:table-cell>
          <table:table-cell table:style-name="ce8" table:formula="of:=(1-EXP(-[.J$11]/[.$C19]))^[.J$11]" office:value-type="percentage" office:value="0.00000573150507709729">
            <text:p>0.0006%</text:p>
          </table:table-cell>
          <table:table-cell table:style-name="ce5" table:formula="of:=(1-EXP(-[.K$11]/[.$C19]))^[.K$11]" office:value-type="percentage" office:value="0.00000319928448363889">
            <text:p>0.0003%</text:p>
          </table:table-cell>
          <table:table-cell table:style-name="ce5" table:formula="of:=(1-EXP(-[.L$11]/[.$C19]))^[.L$11]" office:value-type="percentage" office:value="0.00000193897503622944">
            <text:p>0.0002%</text:p>
          </table:table-cell>
          <table:table-cell table:style-name="ce5" table:formula="of:=(1-EXP(-[.M$11]/[.$C19]))^[.M$11]" office:value-type="percentage" office:value="0.00000126205825823087">
            <text:p>0.0001%</text:p>
          </table:table-cell>
          <table:table-cell table:style-name="ce5" table:formula="of:=(1-EXP(-[.N$11]/[.$C19]))^[.N$11]" office:value-type="percentage" office:value="0.000000874406251913931">
            <text:p>0.0001%</text:p>
          </table:table-cell>
          <table:table-cell table:style-name="ce5" table:formula="of:=(1-EXP(-[.O$11]/[.$C19]))^[.O$11]" office:value-type="percentage" office:value="0.000000640141521131676">
            <text:p>0.0001%</text:p>
          </table:table-cell>
          <table:table-cell table:style-name="ce5" table:formula="of:=(1-EXP(-[.P$11]/[.$C19]))^[.P$11]" office:value-type="percentage" office:value="0.000000492129505277762">
            <text:p>0.0000%</text:p>
          </table:table-cell>
          <table:table-cell table:style-name="ce5" table:formula="of:=(1-EXP(-[.Q$11]/[.$C19]))^[.Q$11]" office:value-type="percentage" office:value="0.000000395216544798678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0]/8" office:value-type="float" office:value="4.5">
            <text:p>4.5</text:p>
          </table:table-cell>
          <table:table-cell office:value-type="float" office:value="36">
            <text:p>36</text:p>
          </table:table-cell>
          <table:table-cell table:style-name="ce5" table:formula="of:=(1-EXP(-[.D$11]/[.$C20]))^[.D$11]" office:value-type="percentage" office:value="0.00292037900083885">
            <text:p>0.2920%</text:p>
          </table:table-cell>
          <table:table-cell table:style-name="ce5" table:formula="of:=(1-EXP(-[.E$11]/[.$C20]))^[.E$11]" office:value-type="percentage" office:value="0.000511147712467609">
            <text:p>0.0511%</text:p>
          </table:table-cell>
          <table:table-cell table:style-name="ce5" table:formula="of:=(1-EXP(-[.F$11]/[.$C20]))^[.F$11]" office:value-type="percentage" office:value="0.000122296378166727">
            <text:p>0.0122%</text:p>
          </table:table-cell>
          <table:table-cell table:style-name="ce5" table:formula="of:=(1-EXP(-[.G$11]/[.$C20]))^[.G$11]" office:value-type="percentage" office:value="0.0000366678861617323">
            <text:p>0.0037%</text:p>
          </table:table-cell>
          <table:table-cell table:style-name="ce5" table:formula="of:=(1-EXP(-[.H$11]/[.$C20]))^[.H$11]" office:value-type="percentage" office:value="0.0000130906283392257">
            <text:p>0.0013%</text:p>
          </table:table-cell>
          <table:table-cell table:style-name="ce8" table:formula="of:=(1-EXP(-[.I$11]/[.$C20]))^[.I$11]" office:value-type="percentage" office:value="0.00000538015683265436">
            <text:p>0.0005%</text:p>
          </table:table-cell>
          <table:table-cell table:style-name="ce5" table:formula="of:=(1-EXP(-[.J$11]/[.$C20]))^[.J$11]" office:value-type="percentage" office:value="0.0000024854572123173">
            <text:p>0.0002%</text:p>
          </table:table-cell>
          <table:table-cell table:style-name="ce5" table:formula="of:=(1-EXP(-[.K$11]/[.$C20]))^[.K$11]" office:value-type="percentage" office:value="0.00000126780443487619">
            <text:p>0.0001%</text:p>
          </table:table-cell>
          <table:table-cell table:style-name="ce5" table:formula="of:=(1-EXP(-[.L$11]/[.$C20]))^[.L$11]" office:value-type="percentage" office:value="0.000000704274399170835">
            <text:p>0.0001%</text:p>
          </table:table-cell>
          <table:table-cell table:style-name="ce5" table:formula="of:=(1-EXP(-[.M$11]/[.$C20]))^[.M$11]" office:value-type="percentage" office:value="0.000000421411014399765">
            <text:p>0.0000%</text:p>
          </table:table-cell>
          <table:table-cell table:style-name="ce5" table:formula="of:=(1-EXP(-[.N$11]/[.$C20]))^[.N$11]" office:value-type="percentage" office:value="0.000000269191380601646">
            <text:p>0.0000%</text:p>
          </table:table-cell>
          <table:table-cell table:style-name="ce5" table:formula="of:=(1-EXP(-[.O$11]/[.$C20]))^[.O$11]" office:value-type="percentage" office:value="0.000000182216668631914">
            <text:p>0.0000%</text:p>
          </table:table-cell>
          <table:table-cell table:style-name="ce5" table:formula="of:=(1-EXP(-[.P$11]/[.$C20]))^[.P$11]" office:value-type="percentage" office:value="0.000000129890311797001">
            <text:p>0.0000%</text:p>
          </table:table-cell>
          <table:table-cell table:style-name="ce5" table:formula="of:=(1-EXP(-[.Q$11]/[.$C20]))^[.Q$11]" office:value-type="percentage" office:value="0.0000000969877972319038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1]/8" office:value-type="float" office:value="5">
            <text:p>5</text:p>
          </table:table-cell>
          <table:table-cell office:value-type="float" office:value="40">
            <text:p>40</text:p>
          </table:table-cell>
          <table:table-cell table:style-name="ce5" table:formula="of:=(1-EXP(-[.D$11]/[.$C21]))^[.D$11]" office:value-type="percentage" office:value="0.00237856903453155">
            <text:p>0.2379%</text:p>
          </table:table-cell>
          <table:table-cell table:style-name="ce5" table:formula="of:=(1-EXP(-[.E$11]/[.$C21]))^[.E$11]" office:value-type="percentage" office:value="0.000377251530137703">
            <text:p>0.0377%</text:p>
          </table:table-cell>
          <table:table-cell table:style-name="ce7" table:formula="of:=(1-EXP(-[.F$11]/[.$C21]))^[.F$11]" office:value-type="percentage" office:value="0.000082009632820696">
            <text:p>0.0082%</text:p>
          </table:table-cell>
          <table:table-cell table:style-name="ce5" table:formula="of:=(1-EXP(-[.G$11]/[.$C21]))^[.G$11]" office:value-type="percentage" office:value="0.0000223999255265587">
            <text:p>0.0022%</text:p>
          </table:table-cell>
          <table:table-cell table:style-name="ce8" table:formula="of:=(1-EXP(-[.H$11]/[.$C21]))^[.H$11]" office:value-type="percentage" office:value="0.00000730394486264324">
            <text:p>0.0007%</text:p>
          </table:table-cell>
          <table:table-cell table:style-name="ce5" table:formula="of:=(1-EXP(-[.I$11]/[.$C21]))^[.I$11]" office:value-type="percentage" office:value="0.00000274877521397602">
            <text:p>0.0003%</text:p>
          </table:table-cell>
          <table:table-cell table:style-name="ce5" table:formula="of:=(1-EXP(-[.J$11]/[.$C21]))^[.J$11]" office:value-type="percentage" office:value="0.00000116571676901408">
            <text:p>0.0001%</text:p>
          </table:table-cell>
          <table:table-cell table:style-name="ce5" table:formula="of:=(1-EXP(-[.K$11]/[.$C21]))^[.K$11]" office:value-type="percentage" office:value="0.000000547218578869023">
            <text:p>0.0001%</text:p>
          </table:table-cell>
          <table:table-cell table:style-name="ce5" table:formula="of:=(1-EXP(-[.L$11]/[.$C21]))^[.L$11]" office:value-type="percentage" office:value="0.000000280437348213213">
            <text:p>0.0000%</text:p>
          </table:table-cell>
          <table:table-cell table:style-name="ce5" table:formula="of:=(1-EXP(-[.M$11]/[.$C21]))^[.M$11]" office:value-type="percentage" office:value="0.000000155179030063958">
            <text:p>0.0000%</text:p>
          </table:table-cell>
          <table:table-cell table:style-name="ce5" table:formula="of:=(1-EXP(-[.N$11]/[.$C21]))^[.N$11]" office:value-type="percentage" office:value="0.0000000918869009384602">
            <text:p>0.0000%</text:p>
          </table:table-cell>
          <table:table-cell table:style-name="ce5" table:formula="of:=(1-EXP(-[.O$11]/[.$C21]))^[.O$11]" office:value-type="percentage" office:value="0.0000000577912769553461">
            <text:p>0.0000%</text:p>
          </table:table-cell>
          <table:table-cell table:style-name="ce5" table:formula="of:=(1-EXP(-[.P$11]/[.$C21]))^[.P$11]" office:value-type="percentage" office:value="0.0000000383648479266787">
            <text:p>0.0000%</text:p>
          </table:table-cell>
          <table:table-cell table:style-name="ce5" table:formula="of:=(1-EXP(-[.Q$11]/[.$C21]))^[.Q$11]" office:value-type="percentage" office:value="0.0000000267387787471028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2]/8" office:value-type="float" office:value="5.5">
            <text:p>5.5</text:p>
          </table:table-cell>
          <table:table-cell office:value-type="float" office:value="44">
            <text:p>44</text:p>
          </table:table-cell>
          <table:table-cell table:style-name="ce5" table:formula="of:=(1-EXP(-[.D$11]/[.$C22]))^[.D$11]" office:value-type="percentage" office:value="0.00197464374569383">
            <text:p>0.1975%</text:p>
          </table:table-cell>
          <table:table-cell table:style-name="ce5" table:formula="of:=(1-EXP(-[.E$11]/[.$C22]))^[.E$11]" office:value-type="percentage" office:value="0.000286313357743627">
            <text:p>0.0286%</text:p>
          </table:table-cell>
          <table:table-cell table:style-name="ce5" table:formula="of:=(1-EXP(-[.F$11]/[.$C22]))^[.F$11]" office:value-type="percentage" office:value="0.0000570249334176456">
            <text:p>0.0057%</text:p>
          </table:table-cell>
          <table:table-cell table:style-name="ce5" table:formula="of:=(1-EXP(-[.G$11]/[.$C22]))^[.G$11]" office:value-type="percentage" office:value="0.0000143013080746477">
            <text:p>0.0014%</text:p>
          </table:table-cell>
          <table:table-cell table:style-name="ce5" table:formula="of:=(1-EXP(-[.H$11]/[.$C22]))^[.H$11]" office:value-type="percentage" office:value="0.00000429085794836771">
            <text:p>0.0004%</text:p>
          </table:table-cell>
          <table:table-cell table:style-name="ce5" table:formula="of:=(1-EXP(-[.I$11]/[.$C22]))^[.I$11]" office:value-type="percentage" office:value="0.00000148901746795338">
            <text:p>0.0001%</text:p>
          </table:table-cell>
          <table:table-cell table:style-name="ce5" table:formula="of:=(1-EXP(-[.J$11]/[.$C22]))^[.J$11]" office:value-type="percentage" office:value="0.000000583488429171293">
            <text:p>0.0001%</text:p>
          </table:table-cell>
          <table:table-cell table:style-name="ce5" table:formula="of:=(1-EXP(-[.K$11]/[.$C22]))^[.K$11]" office:value-type="percentage" office:value="0.000000253613101101036">
            <text:p>0.0000%</text:p>
          </table:table-cell>
          <table:table-cell table:style-name="ce5" table:formula="of:=(1-EXP(-[.L$11]/[.$C22]))^[.L$11]" office:value-type="percentage" office:value="0.00000012058676960814">
            <text:p>0.0000%</text:p>
          </table:table-cell>
          <table:table-cell table:style-name="ce5" table:formula="of:=(1-EXP(-[.M$11]/[.$C22]))^[.M$11]" office:value-type="percentage" office:value="0.0000000620325218222944">
            <text:p>0.0000%</text:p>
          </table:table-cell>
          <table:table-cell table:style-name="ce5" table:formula="of:=(1-EXP(-[.N$11]/[.$C22]))^[.N$11]" office:value-type="percentage" office:value="0.0000000342153183629379">
            <text:p>0.0000%</text:p>
          </table:table-cell>
          <table:table-cell table:style-name="ce5" table:formula="of:=(1-EXP(-[.O$11]/[.$C22]))^[.O$11]" office:value-type="percentage" office:value="0.0000000200842769452313">
            <text:p>0.0000%</text:p>
          </table:table-cell>
          <table:table-cell table:style-name="ce5" table:formula="of:=(1-EXP(-[.P$11]/[.$C22]))^[.P$11]" office:value-type="percentage" office:value="0.00000001246777828919">
            <text:p>0.0000%</text:p>
          </table:table-cell>
          <table:table-cell table:style-name="ce5" table:formula="of:=(1-EXP(-[.Q$11]/[.$C22]))^[.Q$11]" office:value-type="percentage" office:value="0.00000000814107979631772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3]/8" office:value-type="float" office:value="6">
            <text:p>6</text:p>
          </table:table-cell>
          <table:table-cell office:value-type="float" office:value="48">
            <text:p>48</text:p>
          </table:table-cell>
          <table:table-cell table:style-name="ce5" table:formula="of:=(1-EXP(-[.D$11]/[.$C23]))^[.D$11]" office:value-type="percentage" office:value="0.00166550041104687">
            <text:p>0.1666%</text:p>
          </table:table-cell>
          <table:table-cell table:style-name="ce5" table:formula="of:=(1-EXP(-[.E$11]/[.$C23]))^[.E$11]" office:value-type="percentage" office:value="0.000222401132958507">
            <text:p>0.0222%</text:p>
          </table:table-cell>
          <table:table-cell table:style-name="ce5" table:formula="of:=(1-EXP(-[.F$11]/[.$C23]))^[.F$11]" office:value-type="percentage" office:value="0.0000408691145612301">
            <text:p>0.0041%</text:p>
          </table:table-cell>
          <table:table-cell table:style-name="ce8" table:formula="of:=(1-EXP(-[.G$11]/[.$C23]))^[.G$11]" office:value-type="percentage" office:value="0.00000947388206269183">
            <text:p>0.0009%</text:p>
          </table:table-cell>
          <table:table-cell table:style-name="ce5" table:formula="of:=(1-EXP(-[.H$11]/[.$C23]))^[.H$11]" office:value-type="percentage" office:value="0.00000263206063124503">
            <text:p>0.0003%</text:p>
          </table:table-cell>
          <table:table-cell table:style-name="ce5" table:formula="of:=(1-EXP(-[.I$11]/[.$C23]))^[.I$11]" office:value-type="percentage" office:value="0.000000847266274284879">
            <text:p>0.0001%</text:p>
          </table:table-cell>
          <table:table-cell table:style-name="ce5" table:formula="of:=(1-EXP(-[.J$11]/[.$C23]))^[.J$11]" office:value-type="percentage" office:value="0.000000308518106386027">
            <text:p>0.0000%</text:p>
          </table:table-cell>
          <table:table-cell table:style-name="ce5" table:formula="of:=(1-EXP(-[.K$11]/[.$C23]))^[.K$11]" office:value-type="percentage" office:value="0.000000124824364884231">
            <text:p>0.0000%</text:p>
          </table:table-cell>
          <table:table-cell table:style-name="ce5" table:formula="of:=(1-EXP(-[.L$11]/[.$C23]))^[.L$11]" office:value-type="percentage" office:value="0.0000000553412158912519">
            <text:p>0.0000%</text:p>
          </table:table-cell>
          <table:table-cell table:style-name="ce5" table:formula="of:=(1-EXP(-[.M$11]/[.$C23]))^[.M$11]" office:value-type="percentage" office:value="0.0000000265902865742441">
            <text:p>0.0000%</text:p>
          </table:table-cell>
          <table:table-cell table:style-name="ce5" table:formula="of:=(1-EXP(-[.N$11]/[.$C23]))^[.N$11]" office:value-type="percentage" office:value="0.0000000137215452511975">
            <text:p>0.0000%</text:p>
          </table:table-cell>
          <table:table-cell table:style-name="ce5" table:formula="of:=(1-EXP(-[.O$11]/[.$C23]))^[.O$11]" office:value-type="percentage" office:value="0.00000000754801823734353">
            <text:p>0.0000%</text:p>
          </table:table-cell>
          <table:table-cell table:style-name="ce5" table:formula="of:=(1-EXP(-[.P$11]/[.$C23]))^[.P$11]" office:value-type="percentage" office:value="0.0000000043981163336099">
            <text:p>0.0000%</text:p>
          </table:table-cell>
          <table:table-cell table:style-name="ce5" table:formula="of:=(1-EXP(-[.Q$11]/[.$C23]))^[.Q$11]" office:value-type="percentage" office:value="0.00000000269996619463796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4]/8" office:value-type="float" office:value="6.5">
            <text:p>6.5</text:p>
          </table:table-cell>
          <table:table-cell office:value-type="float" office:value="52">
            <text:p>52</text:p>
          </table:table-cell>
          <table:table-cell table:style-name="ce5" table:formula="of:=(1-EXP(-[.D$11]/[.$C24]))^[.D$11]" office:value-type="percentage" office:value="0.00142364991580147">
            <text:p>0.1424%</text:p>
          </table:table-cell>
          <table:table-cell table:style-name="ce5" table:formula="of:=(1-EXP(-[.E$11]/[.$C24]))^[.E$11]" office:value-type="percentage" office:value="0.000176177823443586">
            <text:p>0.0176%</text:p>
          </table:table-cell>
          <table:table-cell table:style-name="ce5" table:formula="of:=(1-EXP(-[.F$11]/[.$C24]))^[.F$11]" office:value-type="percentage" office:value="0.0000300497132630764">
            <text:p>0.0030%</text:p>
          </table:table-cell>
          <table:table-cell table:style-name="ce5" table:formula="of:=(1-EXP(-[.G$11]/[.$C24]))^[.G$11]" office:value-type="percentage" office:value="0.00000647548120525704">
            <text:p>0.0006%</text:p>
          </table:table-cell>
          <table:table-cell table:style-name="ce5" table:formula="of:=(1-EXP(-[.H$11]/[.$C24]))^[.H$11]" office:value-type="percentage" office:value="0.0000016749431909643">
            <text:p>0.0002%</text:p>
          </table:table-cell>
          <table:table-cell table:style-name="ce5" table:formula="of:=(1-EXP(-[.I$11]/[.$C24]))^[.I$11]" office:value-type="percentage" office:value="0.000000502734192391506">
            <text:p>0.0001%</text:p>
          </table:table-cell>
          <table:table-cell table:style-name="ce5" table:formula="of:=(1-EXP(-[.J$11]/[.$C24]))^[.J$11]" office:value-type="percentage" office:value="0.000000170946697461786">
            <text:p>0.0000%</text:p>
          </table:table-cell>
          <table:table-cell table:style-name="ce5" table:formula="of:=(1-EXP(-[.K$11]/[.$C24]))^[.K$11]" office:value-type="percentage" office:value="0.0000000646816773242122">
            <text:p>0.0000%</text:p>
          </table:table-cell>
          <table:table-cell table:style-name="ce5" table:formula="of:=(1-EXP(-[.L$11]/[.$C24]))^[.L$11]" office:value-type="percentage" office:value="0.0000000268575142899701">
            <text:p>0.0000%</text:p>
          </table:table-cell>
          <table:table-cell table:style-name="ce5" table:formula="of:=(1-EXP(-[.M$11]/[.$C24]))^[.M$11]" office:value-type="percentage" office:value="0.0000000121032436967325">
            <text:p>0.0000%</text:p>
          </table:table-cell>
          <table:table-cell table:style-name="ce5" table:formula="of:=(1-EXP(-[.N$11]/[.$C24]))^[.N$11]" office:value-type="percentage" office:value="0.00000000586628197574925">
            <text:p>0.0000%</text:p>
          </table:table-cell>
          <table:table-cell table:style-name="ce5" table:formula="of:=(1-EXP(-[.O$11]/[.$C24]))^[.O$11]" office:value-type="percentage" office:value="0.00000000303519506461517">
            <text:p>0.0000%</text:p>
          </table:table-cell>
          <table:table-cell table:style-name="ce5" table:formula="of:=(1-EXP(-[.P$11]/[.$C24]))^[.P$11]" office:value-type="percentage" office:value="0.0000000016657884132649">
            <text:p>0.0000%</text:p>
          </table:table-cell>
          <table:table-cell table:style-name="ce5" table:formula="of:=(1-EXP(-[.Q$11]/[.$C24]))^[.Q$11]" office:value-type="percentage" office:value="0.000000000964516642995969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5]/8" office:value-type="float" office:value="7">
            <text:p>7</text:p>
          </table:table-cell>
          <table:table-cell office:value-type="float" office:value="56">
            <text:p>56</text:p>
          </table:table-cell>
          <table:table-cell table:style-name="ce5" table:formula="of:=(1-EXP(-[.D$11]/[.$C25]))^[.D$11]" office:value-type="percentage" office:value="0.00123089095928263">
            <text:p>0.1231%</text:p>
          </table:table-cell>
          <table:table-cell table:style-name="ce5" table:formula="of:=(1-EXP(-[.E$11]/[.$C25]))^[.E$11]" office:value-type="percentage" office:value="0.000141924317131637">
            <text:p>0.0142%</text:p>
          </table:table-cell>
          <table:table-cell table:style-name="ce5" table:formula="of:=(1-EXP(-[.F$11]/[.$C25]))^[.F$11]" office:value-type="percentage" office:value="0.0000225847387274943">
            <text:p>0.0023%</text:p>
          </table:table-cell>
          <table:table-cell table:style-name="ce5" table:formula="of:=(1-EXP(-[.G$11]/[.$C25]))^[.G$11]" office:value-type="percentage" office:value="0.00000454663814668338">
            <text:p>0.0005%</text:p>
          </table:table-cell>
          <table:table-cell table:style-name="ce5" table:formula="of:=(1-EXP(-[.H$11]/[.$C25]))^[.H$11]" office:value-type="percentage" office:value="0.00000110009691553875">
            <text:p>0.0001%</text:p>
          </table:table-cell>
          <table:table-cell table:style-name="ce5" table:formula="of:=(1-EXP(-[.I$11]/[.$C25]))^[.I$11]" office:value-type="percentage" office:value="0.000000309275276756436">
            <text:p>0.0000%</text:p>
          </table:table-cell>
          <table:table-cell table:style-name="ce5" table:formula="of:=(1-EXP(-[.J$11]/[.$C25]))^[.J$11]" office:value-type="percentage" office:value="0.0000000986282407175783">
            <text:p>0.0000%</text:p>
          </table:table-cell>
          <table:table-cell table:style-name="ce5" table:formula="of:=(1-EXP(-[.K$11]/[.$C25]))^[.K$11]" office:value-type="percentage" office:value="0.0000000350435422402899">
            <text:p>0.0000%</text:p>
          </table:table-cell>
          <table:table-cell table:style-name="ce5" table:formula="of:=(1-EXP(-[.L$11]/[.$C25]))^[.L$11]" office:value-type="percentage" office:value="0.0000000136812427509238">
            <text:p>0.0000%</text:p>
          </table:table-cell>
          <table:table-cell table:style-name="ce5" table:formula="of:=(1-EXP(-[.M$11]/[.$C25]))^[.M$11]" office:value-type="percentage" office:value="0.00000000580411315938658">
            <text:p>0.0000%</text:p>
          </table:table-cell>
          <table:table-cell table:style-name="ce5" table:formula="of:=(1-EXP(-[.N$11]/[.$C25]))^[.N$11]" office:value-type="percentage" office:value="0.00000000265159531502637">
            <text:p>0.0000%</text:p>
          </table:table-cell>
          <table:table-cell table:style-name="ce5" table:formula="of:=(1-EXP(-[.O$11]/[.$C25]))^[.O$11]" office:value-type="percentage" office:value="0.00000000129470700367926">
            <text:p>0.0000%</text:p>
          </table:table-cell>
          <table:table-cell table:style-name="ce5" table:formula="of:=(1-EXP(-[.P$11]/[.$C25]))^[.P$11]" office:value-type="percentage" office:value="0.000000000671382771518412">
            <text:p>0.0000%</text:p>
          </table:table-cell>
          <table:table-cell table:style-name="ce5" table:formula="of:=(1-EXP(-[.Q$11]/[.$C25]))^[.Q$11]" office:value-type="percentage" office:value="0.000000000367743459885585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6]/8" office:value-type="float" office:value="7.5">
            <text:p>7.5</text:p>
          </table:table-cell>
          <table:table-cell office:value-type="float" office:value="60">
            <text:p>60</text:p>
          </table:table-cell>
          <table:table-cell table:style-name="ce5" table:formula="of:=(1-EXP(-[.D$11]/[.$C26]))^[.D$11]" office:value-type="percentage" office:value="0.00107478406760593">
            <text:p>0.1075%</text:p>
          </table:table-cell>
          <table:table-cell table:style-name="ce5" table:formula="of:=(1-EXP(-[.E$11]/[.$C26]))^[.E$11]" office:value-type="percentage" office:value="0.000116004180678885">
            <text:p>0.0116%</text:p>
          </table:table-cell>
          <table:table-cell table:style-name="ce5" table:formula="of:=(1-EXP(-[.F$11]/[.$C26]))^[.F$11]" office:value-type="percentage" office:value="0.000017300183935031">
            <text:p>0.0017%</text:p>
          </table:table-cell>
          <table:table-cell table:style-name="ce5" table:formula="of:=(1-EXP(-[.G$11]/[.$C26]))^[.G$11]" office:value-type="percentage" office:value="0.0000032677139783244">
            <text:p>0.0003%</text:p>
          </table:table-cell>
          <table:table-cell table:style-name="ce5" table:formula="of:=(1-EXP(-[.H$11]/[.$C26]))^[.H$11]" office:value-type="percentage" office:value="0.000000742672428521901">
            <text:p>0.0001%</text:p>
          </table:table-cell>
          <table:table-cell table:style-name="ce5" table:formula="of:=(1-EXP(-[.I$11]/[.$C26]))^[.I$11]" office:value-type="percentage" office:value="0.000000196342595316913">
            <text:p>0.0000%</text:p>
          </table:table-cell>
          <table:table-cell table:style-name="ce5" table:formula="of:=(1-EXP(-[.J$11]/[.$C26]))^[.J$11]" office:value-type="percentage" office:value="0.0000000589466847776586">
            <text:p>0.0000%</text:p>
          </table:table-cell>
          <table:table-cell table:style-name="ce5" table:formula="of:=(1-EXP(-[.K$11]/[.$C26]))^[.K$11]" office:value-type="percentage" office:value="0.0000000197395036933221">
            <text:p>0.0000%</text:p>
          </table:table-cell>
          <table:table-cell table:style-name="ce5" table:formula="of:=(1-EXP(-[.L$11]/[.$C26]))^[.L$11]" office:value-type="percentage" office:value="0.00000000727111178329043">
            <text:p>0.0000%</text:p>
          </table:table-cell>
          <table:table-cell table:style-name="ce5" table:formula="of:=(1-EXP(-[.M$11]/[.$C26]))^[.M$11]" office:value-type="percentage" office:value="0.00000000291360486572093">
            <text:p>0.0000%</text:p>
          </table:table-cell>
          <table:table-cell table:style-name="ce5" table:formula="of:=(1-EXP(-[.N$11]/[.$C26]))^[.N$11]" office:value-type="percentage" office:value="0.00000000125860532790355">
            <text:p>0.0000%</text:p>
          </table:table-cell>
          <table:table-cell table:style-name="ce5" table:formula="of:=(1-EXP(-[.O$11]/[.$C26]))^[.O$11]" office:value-type="percentage" office:value="0.000000000581707893906322">
            <text:p>0.0000%</text:p>
          </table:table-cell>
          <table:table-cell table:style-name="ce5" table:formula="of:=(1-EXP(-[.P$11]/[.$C26]))^[.P$11]" office:value-type="percentage" office:value="0.000000000285834047383887">
            <text:p>0.0000%</text:p>
          </table:table-cell>
          <table:table-cell table:style-name="ce5" table:formula="of:=(1-EXP(-[.Q$11]/[.$C26]))^[.Q$11]" office:value-type="percentage" office:value="0.000000000148509343319223">
            <text:p>0.0000%</text:p>
          </table:table-cell>
          <table:table-cell table:number-columns-repeated="1007"/>
        </table:table-row>
        <table:table-row table:style-name="ro1">
          <table:table-cell/>
          <table:table-cell table:formula="of:=[.C27]/8" office:value-type="float" office:value="8">
            <text:p>8</text:p>
          </table:table-cell>
          <table:table-cell office:value-type="float" office:value="64">
            <text:p>64</text:p>
          </table:table-cell>
          <table:table-cell table:style-name="ce6" table:formula="of:=(1-EXP(-[.D$11]/[.$C27]))^[.D$11]" office:value-type="percentage" office:value="0.00094659386078762">
            <text:p>0.0947%</text:p>
          </table:table-cell>
          <table:table-cell table:style-name="ce7" table:formula="of:=(1-EXP(-[.E$11]/[.$C27]))^[.E$11]" office:value-type="percentage" office:value="0.000096029969694268">
            <text:p>0.0096%</text:p>
          </table:table-cell>
          <table:table-cell table:style-name="ce5" table:formula="of:=(1-EXP(-[.F$11]/[.$C27]))^[.F$11]" office:value-type="percentage" office:value="0.0000134746034727689">
            <text:p>0.0013%</text:p>
          </table:table-cell>
          <table:table-cell table:style-name="ce5" table:formula="of:=(1-EXP(-[.G$11]/[.$C27]))^[.G$11]" office:value-type="percentage" office:value="0.00000239706172107683">
            <text:p>0.0002%</text:p>
          </table:table-cell>
          <table:table-cell table:style-name="ce5" table:formula="of:=(1-EXP(-[.H$11]/[.$C27]))^[.H$11]" office:value-type="percentage" office:value="0.000000513613612889476">
            <text:p>0.0001%</text:p>
          </table:table-cell>
          <table:table-cell table:style-name="ce5" table:formula="of:=(1-EXP(-[.I$11]/[.$C27]))^[.I$11]" office:value-type="percentage" office:value="0.000000128141051939499">
            <text:p>0.0000%</text:p>
          </table:table-cell>
          <table:table-cell table:style-name="ce5" table:formula="of:=(1-EXP(-[.J$11]/[.$C27]))^[.J$11]" office:value-type="percentage" office:value="0.0000000363408029728877">
            <text:p>0.0000%</text:p>
          </table:table-cell>
          <table:table-cell table:style-name="ce5" table:formula="of:=(1-EXP(-[.K$11]/[.$C27]))^[.K$11]" office:value-type="percentage" office:value="0.0000000115068364484934">
            <text:p>0.0000%</text:p>
          </table:table-cell>
          <table:table-cell table:style-name="ce5" table:formula="of:=(1-EXP(-[.L$11]/[.$C27]))^[.L$11]" office:value-type="percentage" office:value="0.00000000401166509393649">
            <text:p>0.0000%</text:p>
          </table:table-cell>
          <table:table-cell table:style-name="ce5" table:formula="of:=(1-EXP(-[.M$11]/[.$C27]))^[.M$11]" office:value-type="percentage" office:value="0.0000000015229111316773">
            <text:p>0.0000%</text:p>
          </table:table-cell>
          <table:table-cell table:style-name="ce5" table:formula="of:=(1-EXP(-[.N$11]/[.$C27]))^[.N$11]" office:value-type="percentage" office:value="0.0000000006238293735156">
            <text:p>0.0000%</text:p>
          </table:table-cell>
          <table:table-cell table:style-name="ce5" table:formula="of:=(1-EXP(-[.O$11]/[.$C27]))^[.O$11]" office:value-type="percentage" office:value="0.000000000273666863408313">
            <text:p>0.0000%</text:p>
          </table:table-cell>
          <table:table-cell table:style-name="ce5" table:formula="of:=(1-EXP(-[.P$11]/[.$C27]))^[.P$11]" office:value-type="percentage" office:value="0.0000000001277548064915">
            <text:p>0.0000%</text:p>
          </table:table-cell>
          <table:table-cell table:style-name="ce5" table:formula="of:=(1-EXP(-[.Q$11]/[.$C27]))^[.Q$11]" office:value-type="percentage" office:value="0.0000000000631196388625038">
            <text:p>0.000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2"/>
          <table:table-cell table:style-name="ce2"/>
          <table:table-cell table:style-name="ce2" office:value-type="string">
            <text:p>Example</text:p>
          </table:table-cell>
          <table:table-cell table:style-name="ce2" table:number-columns-repeated="12"/>
          <table:table-cell table:style-name="ce1" table:number-columns-repeated="1007"/>
        </table:table-row>
        <table:table-row table:style-name="ro1">
          <table:table-cell table:style-name="ce1"/>
          <table:table-cell table:number-columns-repeated="2"/>
          <table:table-cell table:style-name="ce2" table:number-columns-repeated="2"/>
          <table:table-cell table:style-name="ce3" office:value-type="string">
            <text:p>Probability of False Positive = .01%</text:p>
          </table:table-cell>
          <table:table-cell table:style-name="ce3" table:number-columns-repeated="2"/>
          <table:table-cell table:style-name="ce2" table:number-columns-repeated="9"/>
          <table:table-cell table:style-name="ce1" table:number-columns-repeated="1007"/>
        </table:table-row>
        <table:table-row table:style-name="ro1">
          <table:table-cell table:style-name="ce1"/>
          <table:table-cell table:number-columns-repeated="2"/>
          <table:table-cell table:style-name="ce2" table:number-columns-repeated="2"/>
          <table:table-cell table:style-name="ce3" office:value-type="string">
            <text:p>List = 100,000 Elements</text:p>
          </table:table-cell>
          <table:table-cell table:style-name="ce3" table:number-columns-repeated="2"/>
          <table:table-cell table:style-name="ce2" table:number-columns-repeated="9"/>
          <table:table-cell table:style-name="ce1" table:number-columns-repeated="1007"/>
        </table:table-row>
        <table:table-row table:style-name="ro1">
          <table:table-cell table:style-name="ce1"/>
          <table:table-cell table:number-columns-repeated="2"/>
          <table:table-cell table:style-name="ce2" table:number-columns-repeated="2"/>
          <table:table-cell table:style-name="ce3" office:value-type="string">
            <text:p>Optimal number Of Hashes to Minimize Storage</text:p>
          </table:table-cell>
          <table:table-cell table:style-name="ce2" table:number-columns-repeated="11"/>
          <table:table-cell table:style-name="ce1" table:number-columns-repeated="1007"/>
        </table:table-row>
        <table:table-row table:style-name="ro1">
          <table:table-cell table:style-name="ce1"/>
          <table:table-cell table:number-columns-repeated="2"/>
          <table:table-cell table:style-name="ce2" table:number-columns-repeated="2"/>
          <table:table-cell table:style-name="ce3" office:value-type="string">
            <text:p>4Bytes/Element → 400Kb with 5 Hashes</text:p>
          </table:table-cell>
          <table:table-cell table:style-name="ce2" table:number-columns-repeated="11"/>
          <table:table-cell table:style-name="ce1" table:number-columns-repeated="100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05/10/2021</text:date>, <text:time>14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20-04-08T11:27:41.40</meta:creation-date>
    <meta:generator>OpenOffice/4.1.6$Win32 OpenOffice.org_project/416m1$Build-9790</meta:generator>
    <dc:date>2021-05-10T14:00:05.84</dc:date>
    <dc:creator>Mark Lehr</dc:creator>
    <meta:editing-duration>PT4H43M49S</meta:editing-duration>
    <meta:editing-cycles>6</meta:editing-cycles>
    <meta:document-statistic meta:table-count="1" meta:cell-count="288" meta:object-count="0"/>
  </office:meta>
</office:document-meta>
</file>